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  <style:text-properties style:text-position="" style:font-name="Bitstream Charter"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text-position="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99ff"/>
      <style:text-properties style:use-window-font-color="true" style:text-outline="false" style:text-line-through-style="none" style:text-line-through-type="none" style:text-position="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text-position="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Bitstream Charter" fo:font-size="12pt" style:font-size-asian="12pt" style:font-size-complex="12pt"/>
    </style:style>
    <style:style style:name="ce7" style:family="table-cell" style:parent-style-name="Default">
      <style:table-cell-properties fo:background-color="#00ccff"/>
      <style:text-properties style:font-name="Bitstream Charter" fo:font-size="12pt" style:font-size-asian="12pt" style:font-size-complex="12pt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99ff"/>
      <style:text-properties style:use-window-font-color="true" style:text-outline="false" style:text-line-through-style="none" style:text-line-through-type="none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Bitstream Charter" fo:font-size="12pt" style:font-size-asian="12pt" style:font-size-complex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MegaBytes</text:p>
          </table:table-cell>
          <table:table-cell table:style-name="ce1" office:value-type="string" calcext:value-type="string">
            <text:p>Objetos</text:p>
          </table:table-cell>
        </table:table-row>
        <table:table-row table:style-name="ro1">
          <table:table-cell office:value-type="string" calcext:value-type="string">
            <text:p>banco_pregunta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rtificados_ingresos</text:p>
          </table:table-cell>
          <table:table-cell table:style-name="ce6" office:value-type="float" office:value="92.6" calcext:value-type="float">
            <text:p>92.6</text:p>
          </table:table-cell>
          <table:table-cell table:style-name="ce6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ertificados_pago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ts</text:p>
          </table:table-cell>
          <table:table-cell table:style-name="ce6" office:value-type="float" office:value="23.4" calcext:value-type="float">
            <text:p>23.4</text:p>
          </table:table-cell>
          <table:table-cell table:style-name="ce6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compromisos</text:p>
          </table:table-cell>
          <table:table-cell table:style-name="ce6" office:value-type="float" office:value="413.5" calcext:value-type="float">
            <text:p>413.5</text:p>
          </table:table-cell>
          <table:table-cell table:style-name="ce6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contratos</text:p>
          </table:table-cell>
          <table:table-cell table:style-name="ce6" office:value-type="float" office:value="553.3" calcext:value-type="float">
            <text:p>553.3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table:style-name="ce3" office:value-type="string" calcext:value-type="string">
            <text:p>contratos_laborales</text:p>
          </table:table-cell>
          <table:table-cell office:value-type="float" office:value="3382.8" calcext:value-type="float">
            <text:p>3382.8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table:style-name="ce3" office:value-type="string" calcext:value-type="string">
            <text:p>cuentas</text:p>
          </table:table-cell>
          <table:table-cell office:value-type="float" office:value="334.9" calcext:value-type="float">
            <text:p>334.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cuentas_bancarias</text:p>
          </table:table-cell>
          <table:table-cell office:value-type="float" office:value="1342.7" calcext:value-type="float">
            <text:p>1342.7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table:style-name="ce4" office:value-type="string" calcext:value-type="string">
            <text:p>documentos_cobro</text:p>
          </table:table-cell>
          <table:table-cell office:value-type="float" office:value="2356.5" calcext:value-type="float">
            <text:p>2356.5</text:p>
          </table:table-cell>
          <table:table-cell office:value-type="float" office:value="123197" calcext:value-type="float">
            <text:p>123197</text:p>
          </table:table-cell>
        </table:table-row>
        <table:table-row table:style-name="ro1">
          <table:table-cell table:style-name="ce5" office:value-type="string" calcext:value-type="string">
            <text:p>documentos_soporte</text:p>
          </table:table-cell>
          <table:table-cell office:value-type="float" office:value="94625.4" calcext:value-type="float">
            <text:p>94625.4</text:p>
          </table:table-cell>
          <table:table-cell office:value-type="float" office:value="134897" calcext:value-type="float">
            <text:p>134897</text:p>
          </table:table-cell>
        </table:table-row>
        <table:table-row table:style-name="ro1">
          <table:table-cell office:value-type="string" calcext:value-type="string">
            <text:p>metodos_pago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novedades</text:p>
          </table:table-cell>
          <table:table-cell office:value-type="float" office:value="2254.2" calcext:value-type="float">
            <text:p>2254.2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table:style-name="ce5" office:value-type="string" calcext:value-type="string">
            <text:p>reporte_notas</text:p>
          </table:table-cell>
          <table:table-cell office:value-type="float" office:value="6010.3" calcext:value-type="float">
            <text:p>6010.3</text:p>
          </table:table-cell>
          <table:table-cell office:value-type="float" office:value="25862" calcext:value-type="float">
            <text:p>25862</text:p>
          </table:table-cell>
        </table:table-row>
        <table:table-row table:style-name="ro1">
          <table:table-cell table:style-name="ce3" office:value-type="string" calcext:value-type="string">
            <text:p>solicitudes_desembolsos</text:p>
          </table:table-cell>
          <table:table-cell table:style-name="ce4" office:value-type="float" office:value="2064.3" calcext:value-type="float">
            <text:p>2064.3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table:style-name="ce3" office:value-type="string" calcext:value-type="string">
            <text:p>soportes_pagos</text:p>
          </table:table-cell>
          <table:table-cell office:value-type="float" office:value="1552.5" calcext:value-type="float">
            <text:p>1552.5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tempcharts</text:p>
          </table:table-cell>
          <table:table-cell office:value-type="float" office:value="1.9" calcext:value-type="float">
            <text:p>1.9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formula="of:=SUM([.B2];[.B3];[.B4];[.B5];[.B6];[.B7];[.B8];[.B9];[.B10];[.B11];[.B12];[.B13];[.B14];[.B15];[.B16];[.B17];[.B18];[.B19])" office:value-type="float" office:value="115010.3" calcext:value-type="float">
            <text:p>115010.3</text:p>
          </table:table-cell>
          <table:table-cell table:style-name="Default"/>
        </table:table-row>
        <table:table-row table:style-name="ro1">
          <table:table-cell table:style-name="ce5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 style:data-style-name="N2" text:time-value="22:18:37.8323963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03:35.469275133</meta:creation-date>
    <dc:date>2019-10-29T22:18:59.406240405</dc:date>
    <meta:editing-duration>PT17H56M26S</meta:editing-duration>
    <meta:editing-cycles>5</meta:editing-cycles>
    <meta:generator>LibreOffice/5.1.6.2$Linux_x86 LibreOffice_project/10m0$Build-2</meta:generator>
    <meta:document-statistic meta:table-count="1" meta:cell-count="59" meta:object-count="0"/>
  </office:meta>
</office:document-meta>
</file>